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e205" officeooo:paragraph-rsid="000fe205"/>
    </style:style>
    <style:style style:name="P2" style:family="paragraph" style:parent-style-name="Standard">
      <style:text-properties officeooo:rsid="00114875" officeooo:paragraph-rsid="00114875"/>
    </style:style>
    <style:style style:name="P3" style:family="paragraph" style:parent-style-name="Standard">
      <style:text-properties officeooo:rsid="001261bf" officeooo:paragraph-rsid="001261bf"/>
    </style:style>
    <style:style style:name="P4" style:family="paragraph" style:parent-style-name="Standard">
      <style:text-properties officeooo:rsid="0013e3fd" officeooo:paragraph-rsid="0013e3fd"/>
    </style:style>
    <style:style style:name="P5" style:family="paragraph" style:parent-style-name="Standard">
      <style:text-properties officeooo:rsid="00154311" officeooo:paragraph-rsid="00154311"/>
    </style:style>
    <style:style style:name="P6" style:family="paragraph" style:parent-style-name="Standard">
      <style:text-properties officeooo:rsid="0015fe07" officeooo:paragraph-rsid="0015fe07"/>
    </style:style>
    <style:style style:name="T1" style:family="text">
      <style:text-properties officeooo:rsid="00114875"/>
    </style:style>
    <style:style style:name="T2" style:family="text">
      <style:text-properties officeooo:rsid="0013e3fd"/>
    </style:style>
    <style:style style:name="T3" style:family="text">
      <style:text-properties officeooo:rsid="00143a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agement du S.I</text:p>
      <text:p text:style-name="P1"/>
      <text:p text:style-name="P1"/>
      <text:p text:style-name="P1">Introduction :</text:p>
      <text:p text:style-name="P1"/>
      <text:p text:style-name="P1">4 couches dans les S.I :</text:p>
      <text:p text:style-name="P1"/>
      <text:p text:style-name="P1"><text:tab/>-couche technologique</text:p>
      <text:p text:style-name="P1"><text:tab/>-couche application</text:p>
      <text:p text:style-name="P1"><text:tab/>-couche processus métier</text:p>
      <text:p text:style-name="P1"><text:tab/>-couche fonctionnel</text:p>
      <text:p text:style-name="P1"/>
      <text:p text:style-name="P1">schéma directeur de l’entreprise (SDI)</text:p>
      <text:p text:style-name="P1"/>
      <text:p text:style-name="P1"/>
      <text:p text:style-name="P1">I)Notion de système d’information</text:p>
      <text:p text:style-name="P1"><text:tab/><text:span text:style-name="T1">La notion de système</text:span></text:p>
      <text:p text:style-name="P1"><text:tab/><text:span text:style-name="T1">L’organisation vue comme un système</text:span></text:p>
      <text:p text:style-name="P2">Deux types d’entreprises :</text:p>
      <text:p text:style-name="P2"><text:tab/>Entreprises : Notion de création de valeur</text:p>
      <text:p text:style-name="P2"><text:tab/>Etablissement publique </text:p>
      <text:p text:style-name="P2"/>
      <text:p text:style-name="P2">L’entreprise est représenté par son système d’information</text:p>
      <text:p text:style-name="P2"/>
      <text:p text:style-name="P2">Le système doit être toujours dynamique et en évolution constante. </text:p>
      <text:p text:style-name="P2"/>
      <text:p text:style-name="P3">Afin d’assurer cela, il faut trois éléments, trois systèmes composants :</text:p>
      <text:p text:style-name="P3"><text:tab/>-Le système opérationnel</text:p>
      <text:p text:style-name="P3"><text:tab/>-Le système d’information</text:p>
      <text:p text:style-name="P3"><text:tab/>-Le système de contrôle et de pilotage</text:p>
      <text:p text:style-name="P3"/>
      <text:p text:style-name="P3"><text:tab/><text:span text:style-name="T2">Place et rôle du SI au sein de l’organisation</text:span></text:p>
      <text:p text:style-name="P1"><text:tab/><text:tab/><text:span text:style-name="T2">SI et technologie de l’information</text:span></text:p>
      <text:p text:style-name="P1"><text:tab/><text:tab/><text:span text:style-name="T2">Le rôle du système d’information</text:span></text:p>
      <text:p text:style-name="P4">CRM : module d’un ERP ou equivalent. Il s’agit de collecte d’info pour pouvoir fidéliser ses clients.</text:p>
      <text:p text:style-name="P4"><text:tab/><text:span text:style-name="T3">Caractéristiques du SI</text:span></text:p>
      <text:p text:style-name="P4"/>
      <text:p text:style-name="P5">Qualité du SI :</text:p>
      <text:p text:style-name="P5"><text:tab/>-Dynamique</text:p>
      <text:p text:style-name="P5"><text:tab/>-Rapide</text:p>
      <text:p text:style-name="P5"><text:tab/>-fiable</text:p>
      <text:p text:style-name="P5"><text:tab/>-agile (réduire au mieux la complexité)</text:p>
      <text:p text:style-name="P5"/>
      <text:p text:style-name="P5">Limite du SI :</text:p>
      <text:p text:style-name="P5"><text:tab/>-Le SI stock des données structurées</text:p>
      <text:p text:style-name="P5"/>
      <text:p text:style-name="P5"><text:tab/>Position de la fonction informatique au sein de l’orgnasiation</text:p>
      <text:p text:style-name="P5"/>
      <text:p text:style-name="P5">DSI : l’ensemble </text:p>
      <text:p text:style-name="P5"/>
      <text:p text:style-name="P6">Conduite du changement : ?</text:p>
      <text:p text:style-name="P1"><text:soft-page-break/></text:p>
      <text:p text:style-name="P1">II)Architecture fonctionnelle des SI &amp; ERP</text:p>
      <text:p text:style-name="P1">III) Gouvernance des SI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3:12:19.739399475</meta:creation-date>
    <dc:date>2018-03-29T15:11:07.681550675</dc:date>
    <meta:editing-duration>PT45M47S</meta:editing-duration>
    <meta:editing-cycles>1</meta:editing-cycles>
    <meta:document-statistic meta:table-count="0" meta:image-count="0" meta:object-count="0" meta:page-count="2" meta:paragraph-count="38" meta:word-count="181" meta:character-count="1194" meta:non-whitespace-character-count="1023"/>
    <meta:generator>LibreOffice/5.1.6.2$Linux_X86_64 LibreOffice_project/10m0$Build-2</meta:generator>
  </office:meta>
</office:document-meta>
</file>